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273cm" svg:y="7.526cm">
          <draw:text-box>
            <text:p/>
          </draw:text-box>
        </draw:frame>
        <draw:custom-shape draw:style-name="gr2" draw:text-style-name="P2" draw:layer="layout" svg:width="9.652cm" svg:height="6.35cm" svg:x="8.955cm" svg:y="6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736cm" svg:height="0.962cm" svg:x="11.729cm" svg:y="9.046cm">
          <draw:text-box>
            <text:p text:style-name="P3"><text:span text:style-name="T1">Back Pressure</text:span></text:p>
          </draw:text-box>
        </draw:frame>
        <draw:line draw:style-name="gr4" draw:text-style-name="P5" draw:layer="layout" svg:x1="3.24cm" svg:y1="9.881cm" svg:x2="8.955cm" svg:y2="9.881cm">
          <text:p/>
        </draw:line>
        <draw:line draw:style-name="gr4" draw:text-style-name="P5" draw:layer="layout" svg:x1="18.607cm" svg:y1="9.881cm" svg:x2="24.322cm" svg:y2="9.881cm">
          <text:p/>
        </draw:line>
        <draw:frame draw:style-name="gr5" draw:text-style-name="P6" draw:layer="layout" svg:width="6.477cm" svg:height="3.048cm" svg:x="2.769cm" svg:y="9cm">
          <draw:text-box>
            <text:p text:style-name="P2"><text:span text:style-name="T2">input</text:span></text:p>
            <text:p text:style-name="P2"><text:span text:style-name="T2">32 bit</text:span></text:p>
          </draw:text-box>
        </draw:frame>
        <draw:frame draw:style-name="gr6" draw:text-style-name="P6" draw:layer="layout" svg:width="6.477cm" svg:height="3.019cm" svg:x="18.099cm" svg:y="8.259cm">
          <draw:text-box>
            <text:p text:style-name="P2"><text:span text:style-name="T2"/></text:p>
            <text:p text:style-name="P2"><text:span text:style-name="T2">output</text:span></text:p>
            <text:p text:style-name="P2"><text:span text:style-name="T2">32 bit</text:span></text:p>
          </draw:text-box>
        </draw:frame>
        <draw:line draw:style-name="gr7" draw:text-style-name="P5" draw:layer="layout" svg:x1="13.654cm" svg:y1="4.293cm" svg:x2="13.654cm" svg:y2="6.579cm">
          <text:p/>
        </draw:line>
        <draw:frame draw:style-name="gr8" draw:text-style-name="P6" draw:layer="layout" svg:width="9.652cm" svg:height="1.673cm" svg:x="8.988cm" svg:y="2.49cm">
          <draw:text-box>
            <text:p text:style-name="P2"><text:span text:style-name="T2">enable_select, enable_duty_cyc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06T10:23:44.455768482</dc:date>
    <meta:editing-duration>PT4H11M6S</meta:editing-duration>
    <meta:editing-cycles>27</meta:editing-cycles>
    <meta:generator>LibreOffice/6.4.7.2$MacOSX_X86_64 LibreOffice_project/639b8ac485750d5696d7590a72ef1b496725cfb5</meta:generator>
    <dc:creator>Lisa Zahn</dc:creator>
    <meta:document-statistic meta:object-count="9"/>
  </office:meta>
</office:document-meta>
</file>